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8" calcext:value-type="float">
            <text:p>5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" calcext:value-type="float">
            <text:p>44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7" calcext:value-type="float">
            <text:p>44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5" calcext:value-type="float">
            <text:p>169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5" calcext:value-type="float">
            <text:p>45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24" calcext:value-type="float">
            <text:p>132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69" calcext:value-type="float">
            <text:p>126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9" calcext:value-type="float">
            <text:p>124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3" calcext:value-type="float">
            <text:p>125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3" calcext:value-type="float">
            <text:p>125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7" calcext:value-type="float">
            <text:p>4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5" calcext:value-type="float">
            <text:p>45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6" calcext:value-type="float">
            <text:p>105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9" calcext:value-type="float">
            <text:p>2019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9" calcext:value-type="float">
            <text:p>201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9" calcext:value-type="float">
            <text:p>20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1" calcext:value-type="float">
            <text:p>44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3" calcext:value-type="float">
            <text:p>67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6" calcext:value-type="float">
            <text:p>124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49" calcext:value-type="float">
            <text:p>124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1" calcext:value-type="float">
            <text:p>126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5" calcext:value-type="float">
            <text:p>124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1" calcext:value-type="float">
            <text:p>47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2" calcext:value-type="float">
            <text:p>47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39" calcext:value-type="float">
            <text:p>193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5" calcext:value-type="float">
            <text:p>113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1" calcext:value-type="float">
            <text:p>124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24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45" calcext:value-type="float">
            <text:p>124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41" calcext:value-type="float">
            <text:p>124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6" calcext:value-type="float">
            <text:p>45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0" calcext:value-type="float">
            <text:p>47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1" calcext:value-type="float">
            <text:p>53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2" calcext:value-type="float">
            <text:p>1272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9" calcext:value-type="float">
            <text:p>201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1" calcext:value-type="float">
            <text:p>80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9" calcext:value-type="float">
            <text:p>125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4" calcext:value-type="float">
            <text:p>123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65" calcext:value-type="float">
            <text:p>126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9" calcext:value-type="float">
            <text:p>124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5" calcext:value-type="float">
            <text:p>4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7" calcext:value-type="float">
            <text:p>44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7" calcext:value-type="float">
            <text:p>44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2" calcext:value-type="float">
            <text:p>70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9" calcext:value-type="float">
            <text:p>201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9" calcext:value-type="float">
            <text:p>201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41" calcext:value-type="float">
            <text:p>124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49" calcext:value-type="float">
            <text:p>124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76" calcext:value-type="float">
            <text:p>127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58" calcext:value-type="float">
            <text:p>125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46" calcext:value-type="float">
            <text:p>12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69" calcext:value-type="float">
            <text:p>46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7" calcext:value-type="float">
            <text:p>45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40" calcext:value-type="float">
            <text:p>164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9" calcext:value-type="float">
            <text:p>201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49" calcext:value-type="float">
            <text:p>124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33" calcext:value-type="float">
            <text:p>123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53" calcext:value-type="float">
            <text:p>125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57" calcext:value-type="float">
            <text:p>125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1" calcext:value-type="float">
            <text:p>51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7" calcext:value-type="float">
            <text:p>44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27" calcext:value-type="float">
            <text:p>82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9" calcext:value-type="float">
            <text:p>2019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33" calcext:value-type="float">
            <text:p>123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49" calcext:value-type="float">
            <text:p>124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32" calcext:value-type="float">
            <text:p>143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65" calcext:value-type="float">
            <text:p>126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38" calcext:value-type="float">
            <text:p>12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5" calcext:value-type="float">
            <text:p>45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95" calcext:value-type="float">
            <text:p>49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98" calcext:value-type="float">
            <text:p>1698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56" calcext:value-type="float">
            <text:p>105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51" calcext:value-type="float">
            <text:p>125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45" calcext:value-type="float">
            <text:p>124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53" calcext:value-type="float">
            <text:p>125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60" calcext:value-type="float">
            <text:p>126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63" calcext:value-type="float">
            <text:p>46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63" calcext:value-type="float">
            <text:p>46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8" calcext:value-type="float">
            <text:p>1058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9" calcext:value-type="float">
            <text:p>20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45" calcext:value-type="float">
            <text:p>124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45" calcext:value-type="float">
            <text:p>124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45" calcext:value-type="float">
            <text:p>124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53" calcext:value-type="float">
            <text:p>125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62" calcext:value-type="float">
            <text:p>46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5" calcext:value-type="float">
            <text:p>46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9" calcext:value-type="float">
            <text:p>5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80" calcext:value-type="float">
            <text:p>1980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9" calcext:value-type="float">
            <text:p>20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3" calcext:value-type="float">
            <text:p>46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72" calcext:value-type="float">
            <text:p>11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71" calcext:value-type="float">
            <text:p>127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66" calcext:value-type="float">
            <text:p>126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33" calcext:value-type="float">
            <text:p>123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49" calcext:value-type="float">
            <text:p>124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47" calcext:value-type="float">
            <text:p>4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54" calcext:value-type="float">
            <text:p>454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69" calcext:value-type="float">
            <text:p>136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9" calcext:value-type="float">
            <text:p>201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9" calcext:value-type="float">
            <text:p>201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9" calcext:value-type="float">
            <text:p>201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34" calcext:value-type="float">
            <text:p>123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45" calcext:value-type="float">
            <text:p>124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49" calcext:value-type="float">
            <text:p>124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41" calcext:value-type="float">
            <text:p>124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0" calcext:value-type="float">
            <text:p>44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63" calcext:value-type="float">
            <text:p>463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84" calcext:value-type="float">
            <text:p>68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42" calcext:value-type="float">
            <text:p>1242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53" calcext:value-type="float">
            <text:p>125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73" calcext:value-type="float">
            <text:p>14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73" calcext:value-type="float">
            <text:p>127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61" calcext:value-type="float">
            <text:p>126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55" calcext:value-type="float">
            <text:p>45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7" calcext:value-type="float">
            <text:p>44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97" calcext:value-type="float">
            <text:p>139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45" calcext:value-type="float">
            <text:p>124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49" calcext:value-type="float">
            <text:p>124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76" calcext:value-type="float">
            <text:p>127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61" calcext:value-type="float">
            <text:p>126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0" calcext:value-type="float">
            <text:p>44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79" calcext:value-type="float">
            <text:p>47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53" calcext:value-type="float">
            <text:p>75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56" calcext:value-type="float">
            <text:p>125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91" calcext:value-type="float">
            <text:p>129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54" calcext:value-type="float">
            <text:p>12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50" calcext:value-type="float">
            <text:p>125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37" calcext:value-type="float">
            <text:p>12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5" calcext:value-type="float">
            <text:p>45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72" calcext:value-type="float">
            <text:p>16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49" calcext:value-type="float">
            <text:p>124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49" calcext:value-type="float">
            <text:p>124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57" calcext:value-type="float">
            <text:p>125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65" calcext:value-type="float">
            <text:p>126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47" calcext:value-type="float">
            <text:p>44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54" calcext:value-type="float">
            <text:p>45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63" calcext:value-type="float">
            <text:p>46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40" calcext:value-type="float">
            <text:p>104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9" calcext:value-type="float">
            <text:p>2019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41" calcext:value-type="float">
            <text:p>124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41" calcext:value-type="float">
            <text:p>124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45" calcext:value-type="float">
            <text:p>124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53" calcext:value-type="float">
            <text:p>125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47" calcext:value-type="float">
            <text:p>4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7" calcext:value-type="float">
            <text:p>5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60" calcext:value-type="float">
            <text:p>196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9" calcext:value-type="float">
            <text:p>201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47" calcext:value-type="float">
            <text:p>11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63" calcext:value-type="float">
            <text:p>126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46" calcext:value-type="float">
            <text:p>124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56" calcext:value-type="float">
            <text:p>125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46" calcext:value-type="float">
            <text:p>12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47" calcext:value-type="float">
            <text:p>4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39" calcext:value-type="float">
            <text:p>43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9" calcext:value-type="float">
            <text:p>201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56" calcext:value-type="float">
            <text:p>125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45" calcext:value-type="float">
            <text:p>124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57" calcext:value-type="float">
            <text:p>125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53" calcext:value-type="float">
            <text:p>125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64" calcext:value-type="float">
            <text:p>46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47" calcext:value-type="float">
            <text:p>44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07" calcext:value-type="float">
            <text:p>8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9" calcext:value-type="float">
            <text:p>201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56" calcext:value-type="float">
            <text:p>125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57" calcext:value-type="float">
            <text:p>125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57" calcext:value-type="float">
            <text:p>125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17" calcext:value-type="float">
            <text:p>131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38" calcext:value-type="float">
            <text:p>12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54" calcext:value-type="float">
            <text:p>45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78" calcext:value-type="float">
            <text:p>478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63" calcext:value-type="float">
            <text:p>176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9" calcext:value-type="float">
            <text:p>201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50" calcext:value-type="float">
            <text:p>125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49" calcext:value-type="float">
            <text:p>124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88" calcext:value-type="float">
            <text:p>128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53" calcext:value-type="float">
            <text:p>125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63" calcext:value-type="float">
            <text:p>46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47" calcext:value-type="float">
            <text:p>44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52" calcext:value-type="float">
            <text:p>115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9" calcext:value-type="float">
            <text:p>201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245" calcext:value-type="float">
            <text:p>124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62" calcext:value-type="float">
            <text:p>126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71" calcext:value-type="float">
            <text:p>127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260" calcext:value-type="float">
            <text:p>126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47" calcext:value-type="float">
            <text:p>44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47" calcext:value-type="float">
            <text:p>44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11" calcext:value-type="float">
            <text:p>511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03" calcext:value-type="float">
            <text:p>200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19" calcext:value-type="float">
            <text:p>20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180" calcext:value-type="float">
            <text:p>118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53" calcext:value-type="float">
            <text:p>125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57" calcext:value-type="float">
            <text:p>125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61" calcext:value-type="float">
            <text:p>126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90" calcext:value-type="float">
            <text:p>129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47" calcext:value-type="float">
            <text:p>4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63" calcext:value-type="float">
            <text:p>46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14" calcext:value-type="float">
            <text:p>141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237" calcext:value-type="float">
            <text:p>123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246" calcext:value-type="float">
            <text:p>124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49" calcext:value-type="float">
            <text:p>124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57" calcext:value-type="float">
            <text:p>125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39" calcext:value-type="float">
            <text:p>43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39" calcext:value-type="float">
            <text:p>43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5" calcext:value-type="float">
            <text:p>45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59" calcext:value-type="float">
            <text:p>75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19" calcext:value-type="float">
            <text:p>20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49" calcext:value-type="float">
            <text:p>124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49" calcext:value-type="float">
            <text:p>124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72" calcext:value-type="float">
            <text:p>127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258" calcext:value-type="float">
            <text:p>1258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45" calcext:value-type="float">
            <text:p>12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47" calcext:value-type="float">
            <text:p>44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39" calcext:value-type="float">
            <text:p>43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671" calcext:value-type="float">
            <text:p>1671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76" calcext:value-type="float">
            <text:p>127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80" calcext:value-type="float">
            <text:p>128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46" calcext:value-type="float">
            <text:p>124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57" calcext:value-type="float">
            <text:p>125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62" calcext:value-type="float">
            <text:p>462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56" calcext:value-type="float">
            <text:p>45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96" calcext:value-type="float">
            <text:p>1096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19" calcext:value-type="float">
            <text:p>201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19" calcext:value-type="float">
            <text:p>201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41" calcext:value-type="float">
            <text:p>124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49" calcext:value-type="float">
            <text:p>124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61" calcext:value-type="float">
            <text:p>126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41" calcext:value-type="float">
            <text:p>124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47" calcext:value-type="float">
            <text:p>447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39" calcext:value-type="float">
            <text:p>43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04" calcext:value-type="float">
            <text:p>50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03" calcext:value-type="float">
            <text:p>200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19" calcext:value-type="float">
            <text:p>201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19" calcext:value-type="float">
            <text:p>201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84" calcext:value-type="float">
            <text:p>118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45" calcext:value-type="float">
            <text:p>124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49" calcext:value-type="float">
            <text:p>124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237" calcext:value-type="float">
            <text:p>123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53" calcext:value-type="float">
            <text:p>125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56" calcext:value-type="float">
            <text:p>45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55" calcext:value-type="float">
            <text:p>45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62" calcext:value-type="float">
            <text:p>46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72" calcext:value-type="float">
            <text:p>1372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19" calcext:value-type="float">
            <text:p>201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29" calcext:value-type="float">
            <text:p>122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49" calcext:value-type="float">
            <text:p>124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57" calcext:value-type="float">
            <text:p>125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237" calcext:value-type="float">
            <text:p>123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86" calcext:value-type="float">
            <text:p>48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11" calcext:value-type="float">
            <text:p>51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47" calcext:value-type="float">
            <text:p>44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92" calcext:value-type="float">
            <text:p>69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19" calcext:value-type="float">
            <text:p>201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19" calcext:value-type="float">
            <text:p>201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273" calcext:value-type="float">
            <text:p>127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50" calcext:value-type="float">
            <text:p>125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246" calcext:value-type="float">
            <text:p>124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45" calcext:value-type="float">
            <text:p>124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245" calcext:value-type="float">
            <text:p>12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48" calcext:value-type="float">
            <text:p>44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31" calcext:value-type="float">
            <text:p>43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04" calcext:value-type="float">
            <text:p>160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19" calcext:value-type="float">
            <text:p>2019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19" calcext:value-type="float">
            <text:p>20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45" calcext:value-type="float">
            <text:p>124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44" calcext:value-type="float">
            <text:p>124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53" calcext:value-type="float">
            <text:p>125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49" calcext:value-type="float">
            <text:p>124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47" calcext:value-type="float">
            <text:p>44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55" calcext:value-type="float">
            <text:p>45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77" calcext:value-type="float">
            <text:p>47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23" calcext:value-type="float">
            <text:p>112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10:12.570342163</meta:creation-date>
    <dc:date>2016-10-19T15:15:31.018310450</dc:date>
    <meta:editing-duration>P0D</meta:editing-duration>
    <meta:editing-cycles>1</meta:editing-cycles>
    <meta:document-statistic meta:table-count="1" meta:cell-count="2919" meta:object-count="0"/>
    <meta:generator>LibreOffice/4.2.8.2$Linux_X86_64 LibreOffice_project/420m0$Build-2</meta:generator>
  </office:meta>
</office:document-meta>
</file>